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4.45cm" fo:min-width="18.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59cm" svg:stroke-color="#000000" draw:marker-start-width="0.438cm" draw:marker-end-width="0.438cm" draw:opacity="0%" draw:textarea-horizontal-align="justify" draw:textarea-vertical-align="middle" draw:auto-grow-height="false" fo:min-height="2.692cm" fo:min-width="2.742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2.45cm" fo:min-width="16.1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15cm" fo:min-width="18.5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744cm" fo:min-width="18.394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0.7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12.244cm" fo:min-width="15.694cm" fo:padding-top="0.178cm" fo:padding-bottom="0.178cm" fo:padding-left="0.303cm" fo:padding-right="0.303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7.35cm" fo:min-width="4.4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7.35cm" fo:min-width="4.2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1.1cm" svg:x2="5.9cm" svg:y2="5.6cm">
          <text:p/>
        </draw:line>
        <draw:custom-shape draw:style-name="gr3" draw:text-style-name="P1" draw:layer="layout" svg:width="3.4cm" svg:height="3.1cm" svg:x="1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7cm" svg:height="0.962cm" svg:x="3cm" svg:y="3.4cm">
          <draw:text-box>
            <text:p>Logo</text:p>
          </draw:text-box>
        </draw:frame>
        <draw:frame draw:style-name="gr4" draw:text-style-name="P3" draw:layer="layout" svg:width="2.085cm" svg:height="0.962cm" svg:x="2.2cm" svg:y="1cm">
          <draw:text-box>
            <text:p>Aside</text:p>
          </draw:text-box>
        </draw:frame>
        <draw:frame draw:style-name="gr4" draw:text-style-name="P3" draw:layer="layout" svg:width="2.576cm" svg:height="0.962cm" svg:x="6.4cm" svg:y="1.3cm">
          <draw:text-box>
            <text:p>Header</text:p>
          </draw:text-box>
        </draw:frame>
        <draw:frame draw:style-name="gr4" draw:text-style-name="P3" draw:layer="layout" svg:width="1.205cm" svg:height="0.962cm" svg:x="9.7cm" svg:y="3.1cm">
          <draw:text-box>
            <text:p>h1</text:p>
          </draw:text-box>
        </draw:frame>
        <draw:custom-shape draw:style-name="gr5" draw:text-style-name="P1" draw:layer="layout" svg:width="16.6cm" svg:height="2.7cm" svg:x="2.6cm" svg:y="5.8cm">
          <text:p text:style-name="P4">Nav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cm" svg:height="5.4cm" svg:x="1cm" svg:y="8.6cm">
          <text:p text:style-name="P4">Slid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35cm" svg:height="0.962cm" svg:x="1.6cm" svg:y="27.2cm">
          <draw:text-box>
            <text:p>Footer</text:p>
          </draw:text-box>
        </draw:frame>
        <draw:custom-shape draw:style-name="gr8" draw:text-style-name="P4" draw:layer="layout" svg:width="1.2cm" svg:height="1.1cm" svg:x="14.7cm" svg:y="2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cm" svg:height="1.1cm" svg:x="16.3cm" svg:y="2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cm" svg:height="1.1cm" svg:x="17.9cm" svg:y="2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3cm" svg:height="12.6cm" svg:x="2.4cm" svg:y="1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614cm" svg:height="0.962cm" svg:x="3.7cm" svg:y="15cm">
          <draw:text-box>
            <text:p>Section</text:p>
          </draw:text-box>
        </draw:frame>
        <draw:custom-shape draw:style-name="gr10" draw:text-style-name="P1" draw:layer="layout" svg:width="4.9cm" svg:height="7.6cm" svg:x="4.1cm" svg:y="17.2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7cm" svg:height="7.6cm" svg:x="10.9cm" svg:y="17.3cm">
          <text:p text:style-name="P4">Artic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09:56:24.588723390</meta:creation-date>
    <dc:date>2017-03-16T10:05:52.162642556</dc:date>
    <meta:editing-duration>PT9M33S</meta:editing-duration>
    <meta:editing-cycles>2</meta:editing-cycles>
    <meta:generator>LibreOffice/5.1.6.2$Linux_X86_64 LibreOffice_project/10m0$Build-2</meta:generator>
    <meta:document-statistic meta:object-count="18"/>
  </office:meta>
</office:document-meta>
</file>